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f05d" officeooo:paragraph-rsid="000cf05d"/>
    </style:style>
    <style:style style:name="P2" style:family="paragraph" style:parent-style-name="Standard">
      <style:paragraph-properties fo:text-align="justify" style:justify-single-word="false"/>
      <style:text-properties officeooo:rsid="000cf05d" officeooo:paragraph-rsid="000cf05d"/>
    </style:style>
    <style:style style:name="P3" style:family="paragraph" style:parent-style-name="Standard">
      <style:paragraph-properties fo:text-align="justify" style:justify-single-word="false"/>
      <style:text-properties officeooo:rsid="000cf05d" officeooo:paragraph-rsid="000dea6a"/>
    </style:style>
    <style:style style:name="P4" style:family="paragraph" style:parent-style-name="Standard">
      <style:paragraph-properties fo:text-align="center" style:justify-single-word="false"/>
      <style:text-properties fo:font-size="18pt" officeooo:rsid="000cf05d" officeooo:paragraph-rsid="000cf05d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cf05d" officeooo:paragraph-rsid="000cf05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cf05d" officeooo:paragraph-rsid="000cf05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dea6a" officeooo:paragraph-rsid="000cf05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cf05d" officeooo:paragraph-rsid="000cf05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dea6a" officeooo:paragraph-rsid="000dea6a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dea6a" officeooo:paragraph-rsid="000dea6a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ed1a6" officeooo:paragraph-rsid="000ed1a6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ea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o de prática de programação</text:p>
      <text:p text:style-name="P1"/>
      <text:p text:style-name="P11">Aluno: Tarcísio Marinho</text:p>
      <text:p text:style-name="P11"/>
      <text:p text:style-name="P5"><text:span text:style-name="T2">Jogo educativo sobre fala, sons e pronúncia</text:span> </text:p>
      <text:p text:style-name="P1"/>
      <text:p text:style-name="P2"><text:span text:style-name="T1">Descrição</text:span>:</text:p>
      <text:p text:style-name="P2"/>
      <text:p text:style-name="P2">O jogo consiste em educar crianças com dificuldade de fala, pronunciação e identificação de sons, com o objetivo de ser utilizado em clínicas de fonoaudiologia, visando complementar os jogos e imagens já utilizados em clínicas. </text:p>
      <text:p text:style-name="P2"/>
      <text:p text:style-name="P2"><text:span text:style-name="T1">Recursos</text:span>:</text:p>
      <text:p text:style-name="P2"/>
      <text:p text:style-name="P2">O usuário (criança) irá interagir com o jogo através do teclado e mause, recebendo como input imagens e sons de objetos, animais, instrumentos musicais, assim como sílabas iniciais ou finais das palavras.</text:p>
      <text:p text:style-name="P6"/>
      <text:p text:style-name="P6"><text:span text:style-name="T3">Modo de jogar</text:span>:</text:p>
      <text:p text:style-name="P6"/>
      <text:p text:style-name="P3">O jogo terá <text:span text:style-name="T4">módulos, que serão escolhidos pelo profissional (fonoaudiólogo), para serem jogados pelas crianças.</text:span></text:p>
      <text:p text:style-name="P3"><text:span text:style-name="T4">O primeiro módulo tocará um som e a criança terá que escolher a figura do animal/objeto correta que emite aquele som. </text:span></text:p>
      <text:p text:style-name="P3"><text:span text:style-name="T4">O segundo módulo será emitido o som de uma sílaba e a criança terá que dizer qual imagem (Animal/Objeto) tem o nome que começa com aquela sílaba.</text:span></text:p>
      <text:p text:style-name="P9">O terceiro módulo serão emitidos dois sons de sílabas parecidos, a criança vai ter que dizer se são iguais ou diferentes, exemplo: KA e KA, KA e LA, BA e PA.</text:p>
      <text:p text:style-name="P9">O quarto módulo, a criança terá que dizer se o som das palavras são iguais ou diferentes, exemplo: cola e gola, faca e vaca.</text:p>
      <text:p text:style-name="P2"/>
      <text:p text:style-name="P2"/>
      <text:p text:style-name="P8">Objetivo do jogo:</text:p>
      <text:p text:style-name="P7"/>
      <text:p text:style-name="P10">Auxiliar a criança no processo cognitivo de fala e audição, visando ajudar no trabalho de profissionais de fonoáudiolog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1:08:31.028540776</meta:creation-date>
    <dc:date>2017-10-16T01:28:06.326534043</dc:date>
    <meta:editing-duration>PT9M24S</meta:editing-duration>
    <meta:editing-cycles>2</meta:editing-cycles>
    <meta:generator>LibreOffice/5.3.6.1$Linux_X86_64 LibreOffice_project/686f202eff87ef707079aeb7f485847613344eb7</meta:generator>
    <meta:document-statistic meta:table-count="0" meta:image-count="0" meta:object-count="0" meta:page-count="1" meta:paragraph-count="15" meta:word-count="226" meta:character-count="1359" meta:non-whitespace-character-count="1145"/>
  </office:meta>
</office:document-meta>
</file>